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b14ea" officeooo:paragraph-rsid="000b14ea"/>
    </style:style>
    <style:style style:name="P2" style:family="paragraph" style:parent-style-name="Standard">
      <style:paragraph-properties fo:margin-left="0in" fo:margin-right="0in" fo:line-height="200%" fo:text-align="center" style:justify-single-word="false" fo:text-indent="0.5in" style:auto-text-indent="true"/>
      <style:text-properties fo:font-style="italic" officeooo:rsid="000b14ea" officeooo:paragraph-rsid="000b14ea" style:font-style-asian="italic" style:font-style-complex="italic"/>
    </style:style>
    <style:style style:name="P3" style:family="paragraph" style:parent-style-name="Standard">
      <style:paragraph-properties fo:margin-left="0in" fo:margin-right="0in" fo:line-height="200%" fo:text-align="start" style:justify-single-word="false" fo:text-indent="0.5in" style:auto-text-indent="true"/>
      <style:text-properties fo:font-style="normal" officeooo:rsid="000ce417" officeooo:paragraph-rsid="000ce41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uit of the Spirit – Galatians 5:22-23</text:p>
      <text:p text:style-name="P2">But the fruit of the Spirit is love, joy, peace, patience, kindness, goodness, faithfulness, <text:s/>gentleness, self-control; against such things there is no law.</text:p>
      <text:p text:style-name="P3">When we really sit down and think about God. We think of some of His attributes. We can say God is Holy, God is Just, God is Righteous, God is Love, and God is wrath. While all of these are correct, the hard part is describing that these are not just attributes of God. These are what makes God, God. In our human mind we say the words attribute but it they are apart of who He is. Clear as mud?</text:p>
      <text:p text:style-name="P3">Jesus Christ started a work on us that will be completed one day. This work is making our Spirit line us with His spirit. That means that the attributes that are associated with Him are the same attributes that should be associated with us. We find time and time again that we run in to people who claim to be Christians but do not show any fruit. They show all kinds of crocodile tears, but no true repentance and no fruit associated with such a life changing event. </text:p>
      <text:p text:style-name="P3">The start of Galatians 5, the apostle Paul was writing to the church in Galatia. He was telling them how they should walk. He listed several things that the flesh will try to have you do, and he was telling them to obviously not do those things. Even more than that, if we are Christians we should avoid sin at all cost. It is impossible, but we are to strive to be perfect as Christ was perfect. (Matthew 5:48).</text:p>
      <text:p text:style-name="P3">We are to have, as Christians, the fruits of the spirit as they are listed in Galatians 5:22-23. We are to have love, we are to love and sometimes our love has to be saying the tough things to people who do not want to hear them. We are to have joy in knowing that we are Saved by the precious blood of Christ. We are to have peace that comes with knowing where we will end up. We are to have patience, kindness, goodness, gentleness, and are to be self-controlled. The fruit will not only be obvious to other Christians but to the world as well. </text:p>
      <text:p text:style-name="P3">As we go out this week, walk as Christians of old. With out heads held high, and unashamed of the Gospel of peace, for that is the only thing that can save this dead and dying worl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20:29:10.901846800</meta:creation-date>
    <dc:title>default</dc:title>
    <meta:editing-duration>PT27S</meta:editing-duration>
    <meta:editing-cycles>2</meta:editing-cycles>
    <meta:generator>LibreOffice/6.4.7.2$Linux_X86_64 LibreOffice_project/40$Build-2</meta:generator>
    <dc:date>2022-03-19T20:51:28.314004738</dc:date>
    <meta:document-statistic meta:table-count="0" meta:image-count="0" meta:object-count="0" meta:page-count="1" meta:paragraph-count="7" meta:word-count="421" meta:character-count="2199" meta:non-whitespace-character-count="1781"/>
    <meta:template xlink:type="simple" xlink:actuate="onRequest" xlink:title="default" xlink:href="../../../../../../home/pastorczo13/Templates/default.ott" meta:date="2022-03-19T20:29:10.540725969"/>
  </office:meta>
</office:document-meta>
</file>